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160.5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57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35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5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5"/>
        <table:table-column table:style-name="co1" table:default-cell-style-name="ce35"/>
        <table:table-column table:style-name="co5" table:default-cell-style-name="ce35"/>
        <table:table-column table:style-name="co4" table:default-cell-style-name="ce35"/>
        <table:table-column table:style-name="co6" table:default-cell-style-name="ce35"/>
        <table:table-column table:style-name="co7" table:default-cell-style-name="Default"/>
        <table:table-column table:style-name="co3" table:number-columns-repeated="246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5" table:number-rows-spanned="1">
            <text:p>Attribuée à</text:p>
          </table:table-cell>
          <table:covered-table-cell table:number-columns-repeated="4" table:style-name="Default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3" table:number-columns-repeated="2"/>
          <table:table-cell table:style-name="ce24" office:value-type="string" calcext:value-type="string">
            <text:p>JJ/MM/AAAA</text:p>
          </table:table-cell>
          <table:table-cell table:number-columns-repeated="2" table:style-name="ce25" office:value-type="string" calcext:value-type="string">
            <text:p>HH:MM</text:p>
          </table:table-cell>
          <table:table-cell table:style-name="ce1" office:value-type="string" calcext:value-type="string">
            <text:p>Fabien</text:p>
          </table:table-cell>
          <table:table-cell table:style-name="ce1" office:value-type="string" calcext:value-type="string">
            <text:p>Emeline</text:p>
          </table:table-cell>
          <table:table-cell table:style-name="ce1" office:value-type="string" calcext:value-type="string">
            <text:p>Guillaume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Florian</text:p>
          </table:table-cell>
          <table:table-cell table:style-name="ce24" office:value-type="string" calcext:value-type="string">
            <text:p>JJ/MM/AAAA</text:p>
          </table:table-cell>
          <table:table-cell table:number-columns-repeated="246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jout du script changement de commande</text:p>
          </table:table-cell>
          <table:table-cell table:style-name="ce6" office:value-type="date" office:date-value="2018-12-09" calcext:value-type="date">
            <text:p>12/09/18</text:p>
          </table:table-cell>
          <table:table-cell table:style-name="ce27" office:value-type="time" office:time-value="PT00H20M00S" calcext:value-type="time">
            <text:p>0:20</text:p>
          </table:table-cell>
          <table:table-cell table:style-name="ce27" office:value-type="time" office:time-value="PT00H15M00S" calcext:value-type="time">
            <text:p>0:15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style-name="ce6" office:value-type="date" office:date-value="2018-12-09" calcext:value-type="date">
            <text:p>12/09/18</text:p>
          </table:table-cell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style-name="ce34"/>
          <table:table-cell table:number-columns-repeated="245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 table:number-rows-repeated="3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</number:time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lt;=1.79769313486232E+308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1:16:02.135338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2T11:17:32.662753425</dc:date>
    <meta:editing-duration>PT3M59S</meta:editing-duration>
    <meta:editing-cycles>3</meta:editing-cycles>
    <meta:document-statistic meta:table-count="1" meta:cell-count="23" meta:object-count="0"/>
  </office:meta>
</office:document-meta>
</file>